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160" officeooo:paragraph-rsid="001e7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projeto é destinado a criação de um Website para divulgação de serviços. </text:p>
      <text:p text:style-name="P1"/>
      <text:p text:style-name="P1">1) Configuração do ambiente de desenvolvimento:</text:p>
      <text:p text:style-name="P1"><text:tab/>- Criando o repositório do projeto.</text:p>
      <text:p text:style-name="P1"><text:tab/>- Baixando as imagens.</text:p>
      <text:p text:style-name="P1"><text:tab/>- Criando os principais arquiv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5:49:21.916229231</meta:creation-date>
    <dc:date>2021-10-18T16:03:35.185642558</dc:date>
    <meta:editing-duration>PT3M43S</meta:editing-duration>
    <meta:editing-cycles>1</meta:editing-cycles>
    <meta:document-statistic meta:table-count="0" meta:image-count="0" meta:object-count="0" meta:page-count="1" meta:paragraph-count="5" meta:word-count="34" meta:character-count="215" meta:non-whitespace-character-count="182"/>
    <meta:generator>LibreOffice/7.2.1.2$Linux_X86_64 LibreOffice_project/20$Build-2</meta:generator>
  </office:meta>
</office:document-meta>
</file>